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Static Class Memb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-class-for-chemical-elements"/>A Class for Chemical Elements<text:bookmark-end text:name="a-class-for-chemical-elements"/></text:h>
      <text:p text:style-name="First_20_paragraph">In this lab you will study and modify a class for <text:a xlink:type="simple" xlink:href="https://en.wikipedia.org/wiki/Chemical_element" office:name=""><text:span text:style-name="Definition">chemical elements</text:span></text:a>. Consult <text:a xlink:type="simple" xlink:href="https://en.wikipedia.org/wiki/List_of_chemical_elements#List" office:name=""><text:span text:style-name="Definition">https://en.wikipedia.org/wiki/List_of_chemical_elements#List</text:span></text:a> for a complete list of all elements.</text:p>
      <text:h text:style-name="Heading_20_2" text:outline-level="2"><text:bookmark-start text:name="reading"/>Reading<text:bookmark-end text:name="reading"/></text:h>
      <text:p text:style-name="First_20_paragraph">Download <text:a xlink:type="simple" xlink:href="ChemicalElements.zip" office:name=""><text:span text:style-name="Definition">ChemElemProject</text:span></text:a> and extract the project. Open it in in your IDE, compile and execute it. Now read the code in “ChemElem.cs” and “Program.cs”.</text:p>
      <text:p text:style-name="Text_20_body">The class definition “ChemElem.cs” contains:</text:p>
      <text:list text:style-name="L1">
        <text:list-item>
          <text:p text:style-name="P1">Three attributes,</text:p>
        </text:list-item>
        <text:list-item>
          <text:p text:style-name="P1">One constructor,</text:p>
        </text:list-item>
        <text:list-item>
          <text:p text:style-name="P1">One static method,</text:p>
        </text:list-item>
        <text:list-item>
          <text:p text:style-name="P1">One method that returns the melting point in Celsius,</text:p>
        </text:list-item>
        <text:list-item>
          <text:p text:style-name="P1">One <text:span text:style-name="NormalTok">ToString</text:span> method.</text:p>
        </text:list-item>
      </text:list>
      <text:p text:style-name="First_20_paragraph">The application program “Program.cs” performs one simple conversion from Kelvin to Celsius. It uses data given by the user to create and display a ChemElem object (implicitly calling the <text:span text:style-name="NormalTok">ToString</text:span> method).</text:p>
      <text:h text:style-name="Heading_20_2" text:outline-level="2"><text:bookmark-start text:name="modifying"/>Modifying<text:bookmark-end text:name="modifying"/></text:h>
      <text:p text:style-name="First_20_paragraph">Do the following:</text:p>
      <text:list text:style-name="L2">
        <text:list-item>
          <text:p text:style-name="P2">In “ChemElem.cs”, write getters and setters for all attributes</text:p>
        </text:list-item>
        <text:list-item>
          <text:p text:style-name="P2">In “ChemElem.cs”, write a constructor that requires no arguments.</text:p>
        </text:list-item>
        <text:list-item>
          <text:p text:style-name="P2">In “Program.cs”, create a second object using the custom constructor that takes 3 arguments, then display the value of its attributes using the getters you previously defined.</text:p>
        </text:list-item>
        <text:list-item>
          <text:p text:style-name="P2">In “Program.cs”, create an object using the no-args constructor, and set its values using the setters your previously defined.</text:p>
        </text:list-item>
        <text:list-item>
          <text:p text:style-name="P2">In “Program.cs”, display on the screen the string returned by the <text:span text:style-name="NormalTok">ToString</text:span> method when it is called by the object you created in the previous step.</text:p>
        </text:list-item>
        <text:list-item>
          <text:p text:style-name="P2">In “Program.cs”, try calling the <text:span text:style-name="NormalTok">FromKelvinToCelsius</text:span> method with one of your objects, for instance using <text:span text:style-name="NormalTok">hydrogen</text:span><text:span text:style-name="OperatorTok">.</text:span><text:span text:style-name="FunctionTok">FromKelvinToCelsius</text:span><text:span text:style-name="OperatorTok">(</text:span><text:span text:style-name="DecValTok">34</text:span><text:span text:style-name="OperatorTok">)</text:span>. What happens?</text:p>
        </text:list-item>
        <text:list-item>
          <text:p text:style-name="P2">Still in “Program.cs”, try calling the <text:span text:style-name="NormalTok">MeltingInCelsius</text:span> method with the class, for instance using <text:span text:style-name="NormalTok">ChemElem</text:span><text:span text:style-name="OperatorTok">.</text:span><text:span text:style-name="FunctionTok">MeltingInCelsius</text:span><text:span text:style-name="OperatorTok">();</text:span>. What happens?</text:p>
        </text:list-item>
      </text:list>
      <text:h text:style-name="Heading_20_2" text:outline-level="2"><text:bookmark-start text:name="enhancing"/>Enhancing<text:bookmark-end text:name="enhancing"/></text:h>
      <text:p text:style-name="First_20_paragraph">We now want to significantly improve this class, by adding:</text:p>
      <text:list text:style-name="L3">
        <text:list-item>
          <text:p text:style-name="P3">An attribute for the boiling point,</text:p>
        </text:list-item>
        <text:list-item>
          <text:p text:style-name="P3">All the tools needed to display the information in Fahrenheit degrees, in addition to Celsius and Kelvin.</text:p>
        </text:list-item>
      </text:list>
      <text:p text:style-name="First_20_paragraph">You may want to comment out part or all of your “Program.cs” file, before starting to change your class.</text:p>
      <text:list text:style-name="L4">
        <text:list-item>
          <text:p text:style-name="P4">Add an attribute for the boiling point (in Kelvin).</text:p>
        </text:list-item>
        <text:list-item>
          <text:p text:style-name="P4">Modify the constructor, so that it takes a 4th argument, and sets its value to be the value of the boiling point attribute.</text:p>
        </text:list-item>
        <text:list-item>
          <text:p text:style-name="P4">Create a <text:span text:style-name="T1">static</text:span> <text:span text:style-name="NormalTok">FromKelvinToFahrenheit</text:span> method, taking inspiration from the <text:span text:style-name="NormalTok">FromKelvinToCelsius</text:span> method.</text:p>
        </text:list-item>
        <text:list-item>
          <text:p text:style-name="P4">Create a <text:span text:style-name="NormalTok">MeltingInFahrenheit</text:span> method, that returns the melting point in Fahrenheit of the calling object. This method should use your <text:span text:style-name="NormalTok">FromKelvinToFahrenheit</text:span> method.</text:p>
        </text:list-item>
        <text:list-item>
          <text:p text:style-name="P4">Create a <text:span text:style-name="NormalTok">BoilingInFahrenheit</text:span> method, that return the boiling point in Fahrenheit of the calling object. This method should use your <text:span text:style-name="NormalTok">FromKelvinToFahrenheit</text:span> method.</text:p>
        </text:list-item>
        <text:list-item>
          <text:p text:style-name="P4">Modify the <text:span text:style-name="NormalTok">ToString</text:span> method, so that the string returned includes</text:p>
          <text:list text:style-name="L5">
            <text:list-item>
              <text:p text:style-name="P5">The name of the chemical element and its atomic number,</text:p>
            </text:list-item>
            <text:list-item>
              <text:p text:style-name="P5">The <text:span text:style-name="T1">melting point</text:span> in Kelvin and in Fahrenheit,</text:p>
            </text:list-item>
            <text:list-item>
              <text:p text:style-name="P5">The <text:span text:style-name="T1">boiling point</text:span> in Kelvin and in Fahrenheit.</text:p>
            </text:list-item>
          </text:list>
        </text:list-item>
      </text:list>
      <text:p text:style-name="First_20_paragraph">You should test all of those modifications in your “Program.cs” file as you implement them. Use relevant data, test your program, and make sure the behavior is the expected behavior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tatic Class Memb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26Z</meta:creation-date>
    <dc:date>2022-02-08T22:52:26Z</dc:date>
    <meta:user-defined meta:name="date" meta:value-type="string">February   8, 2022 (05:52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